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7d85" officeooo:paragraph-rsid="000d7d85"/>
    </style:style>
    <style:style style:name="P2" style:family="paragraph" style:parent-style-name="Standard">
      <style:text-properties officeooo:rsid="000da52a" officeooo:paragraph-rsid="000da52a"/>
    </style:style>
    <style:style style:name="P3" style:family="paragraph" style:parent-style-name="Standard">
      <style:text-properties officeooo:rsid="000e41b8" officeooo:paragraph-rsid="000e41b8"/>
    </style:style>
    <style:style style:name="P4" style:family="paragraph" style:parent-style-name="Standard">
      <style:text-properties style:text-position="0% 100%" officeooo:rsid="000da52a" officeooo:paragraph-rsid="000d7d85"/>
    </style:style>
    <style:style style:name="P5" style:family="paragraph" style:parent-style-name="Standard">
      <style:text-properties style:text-position="0% 100%" officeooo:rsid="000da52a" officeooo:paragraph-rsid="000da52a"/>
    </style:style>
    <style:style style:name="P6" style:family="paragraph" style:parent-style-name="Standard">
      <style:text-properties style:text-position="0% 100%" officeooo:rsid="000e41b8" officeooo:paragraph-rsid="000da52a"/>
    </style:style>
    <style:style style:name="P7" style:family="paragraph" style:parent-style-name="Standard">
      <style:text-properties officeooo:rsid="000d7d85" officeooo:paragraph-rsid="000d7d85"/>
    </style:style>
    <style:style style:name="T1" style:family="text">
      <style:text-properties officeooo:rsid="000da52a"/>
    </style:style>
    <style:style style:name="T2" style:family="text">
      <style:text-properties style:text-position="super 58%" officeooo:rsid="000da52a"/>
    </style:style>
    <style:style style:name="T3" style:family="text">
      <style:text-properties style:text-position="0% 100%"/>
    </style:style>
    <style:style style:name="T4" style:family="text">
      <style:text-properties style:text-position="0% 100%" officeooo:rsid="000da52a"/>
    </style:style>
    <style:style style:name="T5" style:family="text">
      <style:text-properties style:text-position="0% 100%" officeooo:rsid="000e41b8"/>
    </style:style>
    <style:style style:name="T6" style:family="text">
      <style:text-properties officeooo:rsid="001046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on Chen</text:p>
      <text:p text:style-name="P1">N10013388</text:p>
      <text:p text:style-name="P1">Homework 2</text:p>
      <text:p text:style-name="P1"/>
      <text:p text:style-name="P1">1)</text:p>
      <text:p text:style-name="P1"><text:tab/><text:span text:style-name="T6">Results:</text:span></text:p>
      <text:p text:style-name="P1"><text:tab/><text:tab/><text:span text:style-name="T6">12</text:span></text:p>
      <text:p text:style-name="P1"><text:tab/><text:tab/><text:span text:style-name="T6">10</text:span></text:p>
      <text:p text:style-name="P1"><text:tab/><text:tab/><text:span text:style-name="T6">5</text:span></text:p>
      <text:p text:style-name="P1"/>
      <text:p text:style-name="P1"><text:tab/><text:span text:style-name="T6">Expected Results:</text:span></text:p>
      <text:p text:style-name="P1"><text:tab/><text:tab/><text:span text:style-name="T6">12</text:span></text:p>
      <text:p text:style-name="P1"><text:tab/><text:tab/><text:span text:style-name="T6">12</text:span></text:p>
      <text:p text:style-name="P1"><text:tab/><text:tab/><text:span text:style-name="T6">5</text:span></text:p>
      <text:p text:style-name="P1"><text:tab/><text:span text:style-name="T6">It did a shallow copy, so when you edit A2 it also changed A1.</text:span></text:p>
      <text:p text:style-name="P1">2)</text:p>
      <text:p text:style-name="P1"><text:tab/>a)O(log(n))</text:p>
      <text:p text:style-name="P1"><text:tab/>b)O(nlog(n))</text:p>
      <text:p text:style-name="P1"><text:tab/><text:span text:style-name="T1">c)O(n)</text:span></text:p>
      <text:p text:style-name="P1"><text:tab/><text:span text:style-name="T1">d)O(n</text:span><text:span text:style-name="T2">2</text:span><text:span text:style-name="T4">)</text:span></text:p>
      <text:p text:style-name="P1"><text:span text:style-name="T4"><text:tab/>e)O(n</text:span><text:span text:style-name="T2">2</text:span><text:span text:style-name="T4">)</text:span></text:p>
      <text:p text:style-name="P4"><text:tab/>f)O(1)</text:p>
      <text:p text:style-name="P1"/>
      <text:p text:style-name="P5">3)</text:p>
      <text:p text:style-name="P5"><text:tab/>The key difference between delete [] and delete is that delete [] deletes arrays from the heap. It is mainly used to delete the next item in memory until it deletes the whole array. This is possible, because the array keeps track of its size and the memory is stored consecutively. </text:p>
      <text:p text:style-name="P2"/>
      <text:p text:style-name="P5">4)</text:p>
      <text:p text:style-name="P5"><text:tab/>a) O(n)</text:p>
      <text:p text:style-name="P5"><text:tab/>b) O(1)</text:p>
      <text:p text:style-name="P2"/>
      <text:p text:style-name="P5">5)</text:p>
      <text:p text:style-name="P5"><text:tab/>a)O(n)</text:p>
      <text:p text:style-name="P5"><text:tab/>b)O(1)</text:p>
      <text:p text:style-name="P2"/>
      <text:p text:style-name="P5">6)</text:p>
      <text:p text:style-name="P2"><text:span text:style-name="T3"><text:tab/>a)</text:span><text:span text:style-name="T5">Function 3</text:span></text:p>
      <text:p text:style-name="P6"><text:tab/>b)Function 2</text:p>
      <text:p text:style-name="P6"><text:tab/>c)Function 3</text:p>
      <text:p text:style-name="P6"><text:tab/>d)Function 1</text:p>
      <text:p text:style-name="P2"/>
      <text:p text:style-name="P3">7)</text:p>
      <text:p text:style-name="P3"><text:tab/>a)lvalule</text:p>
      <text:p text:style-name="P3"><text:tab/>b)rvalue</text:p>
      <text:p text:style-name="P3"><text:tab/>c)lvalue</text:p>
      <text:p text:style-name="P3"><text:tab/>d)rvalue</text:p>
      <text:p text:style-name="P3"/>
      <text:p text:style-name="P3">8) The problem is that it is returning by reference, but the name that is created gets destroyed when the <text:soft-page-break/>function finish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3:13:19.274326903</meta:creation-date>
    <meta:editing-duration>PT1M19S</meta:editing-duration>
    <meta:editing-cycles>2</meta:editing-cycles>
    <meta:generator>LibreOffice/4.2.8.2$Linux_X86_64 LibreOffice_project/420m0$Build-2</meta:generator>
    <dc:date>2016-09-23T14:14:16.493907511</dc:date>
    <meta:document-statistic meta:table-count="0" meta:image-count="0" meta:object-count="0" meta:page-count="2" meta:paragraph-count="39" meta:word-count="132" meta:character-count="737" meta:non-whitespace-character-count="608"/>
  </office:meta>
</office:document-meta>
</file>